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Hoja1" table:style-name="ta1">
        <table:shapes>
          <draw:frame draw:z-index="0" draw:style-name="gr1" draw:text-style-name="P1" svg:width="15.999cm" svg:height="8.999cm" svg:x="4.702cm" svg:y="3.918cm">
            <draw:object draw:notify-on-update-of-ranges="Hoja1.A3:Hoja1.A3 Hoja1.A4:Hoja1.A16 Hoja1.B3:Hoja1.B3 Hoja1.B4:Hoja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71cm" svg:height="8.999cm" svg:x="21.024cm" svg:y="3.887cm">
            <draw:object draw:notify-on-update-of-ranges="Hoja1.D4:Hoja1.D6 Hoja1.F3:Hoja1.F3 Hoja1.F4:Hoja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EHISTORIC COMPUT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Unidades</text:p>
          </table:table-cell>
          <table:table-cell table:style-name="ce5"/>
          <table:table-cell table:style-name="ce2" office:value-type="string" calcext:value-type="string">
            <text:p>Seri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Suma Uds.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DX386-4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DX.*</text:p>
          </table:table-cell>
          <table:table-cell table:style-name="ce3" table:formula="of:= COUNTIF([.A:.A];&quot;DX.*&quot;)" office:value-type="float" office:value="5" calcext:value-type="float">
            <text:p>5</text:p>
          </table:table-cell>
          <table:table-cell table:style-name="ce3" table:formula="of:= SUMIF([.A:.A];&quot;DX.*&quot;;[.B:.B])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X486-2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SX.*</text:p>
          </table:table-cell>
          <table:table-cell table:style-name="ce3" table:formula="of:= COUNTIF([.A:.A];&quot;SX.*&quot;)" office:value-type="float" office:value="3" calcext:value-type="float">
            <text:p>3</text:p>
          </table:table-cell>
          <table:table-cell table:style-name="ce3" table:formula="of:= SUMIF([.A:.A];&quot;SX.*&quot;;[.B:.B])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X486-3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LB.*</text:p>
          </table:table-cell>
          <table:table-cell table:style-name="ce3" table:formula="of:= COUNTIF([.A:.A];&quot;LB.*&quot;)" office:value-type="float" office:value="5" calcext:value-type="float">
            <text:p>5</text:p>
          </table:table-cell>
          <table:table-cell table:style-name="ce3" table:formula="of:= SUMIF([.A:.A];&quot;LB.*&quot;;[.B:.B]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X486-S/5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E$4];[.E$5];[.E$6])" office:value-type="float" office:value="13" calcext:value-type="float">
            <text:p>13</text:p>
          </table:table-cell>
          <table:table-cell table:style-name="ce4" table:formula="of:=SUM([.F$4];[.F$5];[.F$6])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X86-5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486-2/66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X386-2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X386-2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386-3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386-4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486-3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486-5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B486-6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4:.B16])" office:value-type="float" office:value="204" calcext:value-type="float">
            <text:p>204</text:p>
          </table:table-cell>
          <table:table-cell table:style-name="ce1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3">
      <number:number number:min-integer-digits="1"/>
      <number:text> Uds.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4:00:59.85437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1:57:48.592000000</meta:creation-date>
    <dc:date>2025-04-26T15:52:12.767630900</dc:date>
    <meta:editing-duration>PT1H27M44S</meta:editing-duration>
    <meta:editing-cycles>7</meta:editing-cycles>
    <meta:generator>LibreOffice/25.2.2.2$Windows_X86_64 LibreOffice_project/7370d4be9e3cf6031a51beef54ff3bda878e3fac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plot-area chart:style-name="ch2" svg:x="1.331cm" svg:y="0.18cm" svg:width="14.349cm" svg:height="8.64cm">
          <chart:coordinate-region svg:x="3.456cm" svg:y="0.18cm" svg:width="12.031cm" svg:height="7.993cm"/>
          <chart:axis chart:dimension="x" chart:name="primary-x" chart:style-name="ch3" chartooo:axis-type="auto">
            <chartooo:date-scale/>
            <chart:title svg:x="0.451cm" svg:y="5.078cm" chart:style-name="ch4">
              <text:p><text:span text:style-name="T1">Modelo</text:span></text:p>
            </chart:title>
            <chart:categories table:cell-range-address="Hoja1.A4:Hoja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16" chart:label-cell-address="Hoja1.B3:Hoja1.B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dades</text:p>
                <draw:g>
                  <svg:desc>Hoja1.B3:Hoj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X386-40</text:p>
                <draw:g>
                  <svg:desc>Hoja1.A4:Hoja1.A16</svg:desc>
                </draw:g>
              </table:table-cell>
              <table:table-cell office:value-type="float" office:value="25">
                <text:p>25</text:p>
                <draw:g>
                  <svg:desc>Hoja1.B4:Hoja1.B16</svg:desc>
                </draw:g>
              </table:table-cell>
            </table:table-row>
            <table:table-row>
              <table:table-cell office:value-type="string">
                <text:p>SX486-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X486-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X486-S/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X86-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X486-2/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X386-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X386-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B386-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B386-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B486-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B486-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B486-6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43">
      <number:number number:min-integer-digits="1"/>
      <number:text> Uds.</number:text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in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8" style:family="chart">
      <style:chart-properties chart:solid-type="cuboid" chart:data-label-number="value-and-percentage" chart:data-label-text="true" chart:data-label-symbol="false" chart:data-label-series="false" chart:pie-offset="5"/>
      <style:graphic-properties draw:fill-color="#83caff"/>
    </style:style>
    <style:style style:name="ch9" style:family="chart">
      <style:chart-properties chart:solid-type="cuboid" chart:data-label-number="value-and-percentage" chart:data-label-text="true" chart:data-label-symbol="false" chart:data-label-series="false" chart:pie-offset="8"/>
      <style:graphic-properties draw:fill-color="#ff420e"/>
    </style:style>
    <style:style style:name="ch10" style:family="chart" style:data-style-name="N143">
      <style:chart-properties chart:solid-type="cuboid" chart:data-label-number="value-and-percentage" chart:data-label-text="true" chart:data-label-symbol="false" chart:data-label-series="false" chart:label-position="outside" chart:pie-offset="2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2cm" svg:height="9cm" xlink:href=".." xlink:type="simple" chart:class="chart:circle" chart:style-name="ch1">
        <chart:title svg:x="2.827cm" svg:y="0.316cm" chart:style-name="ch2">
          <text:p>Suma de Unidades disponibles por Serie</text:p>
        </chart:title>
        <chart:plot-area chart:style-name="ch3" svg:x="2.594cm" svg:y="3.125cm" svg:width="9.532cm" svg:height="4.855cm" dr3d:transform="matrix (0.99925603367794 -0.0220106283674979 0.0316687763751643 0.0382026823682934 0.452380292357691 -0.891006524188368 0.00528528316171901 0.891553477546489 0.452884601699664 0cm 0cm 0cm)" dr3d:vrp="(0 0 87591.2408759124)" dr3d:projection="parallel" dr3d:distance="4.2cm" dr3d:focal-length="8cm" dr3d:shadow-slant="0" dr3d:shade-mode="gouraud" dr3d:ambient-color="#666666" dr3d:lighting-mode="true">
          <chart:coordinate-region svg:x="2.593cm" svg:y="3.125cm" svg:width="8.959cm" svg:height="4.855cm"/>
          <dr3d:light dr3d:diffuse-color="#808080" dr3d:direction="(0 0 1)" dr3d:enabled="false" dr3d:specular="true"/>
          <dr3d:light dr3d:diffuse-color="#b3b3b3" dr3d:direction="(0.595495627502124 0.618174834971411 0.58587100204219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D4:Hoja1.D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F4:Hoja1.F6" chart:label-cell-address="Hoja1.F3:Hoja1.F3" chart:class="chart:circle">
            <chart:data-point chart:style-name="ch8" loext:custom-label-pos-x="0.104716913606757" loext:custom-label-pos-y="-0.0353372596955218"/>
            <chart:data-point chart:style-name="ch9" loext:custom-label-pos-x="0.0239782406413285" loext:custom-label-pos-y="-0.0257806422935881"/>
            <chart:data-point chart:style-name="ch10" loext:custom-label-pos-x="-0.204495025409777" loext:custom-label-pos-y="0.05000555617290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a Uds.</text:p>
                <draw:g>
                  <svg:desc>Hoja1.F3:Hoj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X.*</text:p>
                <draw:g>
                  <svg:desc>Hoja1.D4:Hoja1.D6</svg:desc>
                </draw:g>
              </table:table-cell>
              <table:table-cell office:value-type="float" office:value="79">
                <text:p>79</text:p>
                <draw:g>
                  <svg:desc>Hoja1.F4:Hoja1.F6</svg:desc>
                </draw:g>
              </table:table-cell>
            </table:table-row>
            <table:table-row>
              <table:table-cell office:value-type="string">
                <text:p>SX.*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B.*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